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896" officeooo:paragraph-rsid="001628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ğımlı değişken varsa, Reggression veya Classification yoksa Clustering.</text:p>
      <text:p text:style-name="P1"/>
      <text:p text:style-name="P1"/>
      <text:p text:style-name="P1"/>
      <text:p text:style-name="P1">Çoğu durumda reggression algoritmaları Classification, Classification algoritmaları reggressionla kullanılır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7T15:36:26.930204952</meta:creation-date>
    <dc:date>2022-06-28T14:03:16.858750434</dc:date>
    <meta:editing-duration>PT27M58S</meta:editing-duration>
    <meta:editing-cycles>1</meta:editing-cycles>
    <meta:document-statistic meta:table-count="0" meta:image-count="0" meta:object-count="0" meta:page-count="1" meta:paragraph-count="2" meta:word-count="17" meta:character-count="182" meta:non-whitespace-character-count="167"/>
    <meta:generator>LibreOffice/7.3.3.2$Linux_X86_64 LibreOffice_project/30$Build-2</meta:generator>
  </office:meta>
</office:document-meta>
</file>